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626248"/>
    </style:style>
    <style:style style:name="gr5" style:family="graphic" style:parent-style-name="standard">
      <style:graphic-properties svg:stroke-width="0.038cm" svg:stroke-color="#ecece7" draw:fill="none" draw:fill-color="#ffffff" fo:padding-top="-0.031cm" fo:padding-bottom="-0.031cm" fo:padding-left="-0.031cm" fo:padding-right="-0.031cm"/>
    </style:style>
    <style:style style:name="gr6" style:family="graphic" style:parent-style-name="standard">
      <style:graphic-properties svg:stroke-width="0.038cm" svg:stroke-color="#494936" draw:fill="none" draw:fill-color="#ffffff" fo:padding-top="-0.031cm" fo:padding-bottom="-0.031cm" fo:padding-left="-0.031cm" fo:padding-right="-0.031cm"/>
    </style:style>
    <style:style style:name="gr7" style:family="graphic" style:parent-style-name="standard">
      <style:graphic-properties draw:stroke="none" svg:stroke-width="0.001cm" draw:fill-color="#7a7a5a"/>
    </style:style>
    <style:style style:name="gr8" style:family="graphic" style:parent-style-name="standard">
      <style:graphic-properties draw:stroke="none" svg:stroke-width="0.001cm" draw:fill-color="#000000"/>
    </style:style>
    <style:style style:name="gr9" style:family="graphic" style:parent-style-name="standard">
      <style:graphic-properties svg:stroke-width="0.001cm" svg:stroke-color="#a5a585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draw:stroke="none" svg:stroke-width="0.001cm" draw:fill-color="#ffffff"/>
    </style:style>
    <style:style style:name="gr11" style:family="graphic" style:parent-style-name="standard">
      <style:graphic-properties svg:stroke-width="0.001cm" svg:stroke-color="#8e8e8e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.716cm" svg:y="-5cm"/>
          <draw:glue-point draw:id="5" svg:x="2.806cm" svg:y="-5cm"/>
          <draw:glue-point draw:id="6" svg:x="-0.454cm" svg:y="-5cm"/>
          <draw:glue-point draw:id="7" svg:x="-5cm" svg:y="5cm"/>
          <draw:glue-point draw:id="8" svg:x="1.523cm" svg:y="5cm"/>
          <draw:glue-point draw:id="9" svg:x="-1.739cm" svg:y="5cm"/>
          <draw:glue-point draw:id="10" svg:x="-5cm" svg:y="-3cm"/>
          <draw:glue-point draw:id="11" svg:x="-5cm" svg:y="1cm"/>
          <draw:glue-point draw:id="12" svg:x="-5cm" svg:y="3.461cm"/>
          <draw:glue-point draw:id="13" svg:x="5cm" svg:y="-3.463cm"/>
          <draw:glue-point draw:id="14" svg:x="-1.658cm" svg:y="-0.2cm"/>
          <draw:polygon draw:style-name="gr1" draw:layer="layout" svg:width="2.549cm" svg:height="0.4cm" svg:x="0cm" svg:y="0cm" svg:viewBox="0 0 2550 401" draw:points="0,401 419,0 2550,0 2130,401">
            <text:p/>
          </draw:polygon>
          <draw:polygon draw:style-name="gr2" draw:layer="layout" svg:width="2.549cm" svg:height="0.4cm" svg:x="0cm" svg:y="0cm" svg:viewBox="0 0 2550 401" draw:points="0,401 419,0 2550,0 2130,401">
            <text:p/>
          </draw:polygon>
          <draw:polygon draw:style-name="gr3" draw:layer="layout" svg:width="2.13cm" svg:height="1.6cm" svg:x="0cm" svg:y="0.4cm" svg:viewBox="0 0 2131 1601" draw:points="0,0 2131,0 2131,1601 0,1601">
            <text:p/>
          </draw:polygon>
          <draw:polygon draw:style-name="gr2" draw:layer="layout" svg:width="2.13cm" svg:height="1.6cm" svg:x="0cm" svg:y="0.4cm" svg:viewBox="0 0 2131 1601" draw:points="0,0 2131,0 2131,1601 0,1601">
            <text:p/>
          </draw:polygon>
          <draw:polygon draw:style-name="gr4" draw:layer="layout" svg:width="0.419cm" svg:height="2cm" svg:x="2.13cm" svg:y="0cm" svg:viewBox="0 0 420 2001" draw:points="0,2001 420,1584 420,0 0,400">
            <text:p/>
          </draw:polygon>
          <draw:polygon draw:style-name="gr2" draw:layer="layout" svg:width="0.419cm" svg:height="2cm" svg:x="2.13cm" svg:y="0cm" svg:viewBox="0 0 420 2001" draw:points="0,2001 420,1584 420,0 0,400">
            <text:p/>
          </draw:polygon>
          <draw:line draw:style-name="gr5" draw:layer="layout" svg:x1="0cm" svg:y1="1.692cm" svg:x2="2.146cm" svg:y2="1.692cm">
            <text:p/>
          </draw:line>
          <draw:polygon draw:style-name="gr2" draw:layer="layout" svg:width="2.13cm" svg:height="1.6cm" svg:x="0cm" svg:y="0.4cm" svg:viewBox="0 0 2131 1601" draw:points="0,0 2131,0 2131,1601 0,1601">
            <text:p/>
          </draw:polygon>
          <draw:line draw:style-name="gr6" draw:layer="layout" svg:x1="0cm" svg:y1="1.677cm" svg:x2="2.146cm" svg:y2="1.677cm">
            <text:p/>
          </draw:line>
          <draw:polygon draw:style-name="gr1" draw:layer="layout" svg:width="1.135cm" svg:height="0.77cm" svg:x="2.13cm" svg:y="0.307cm" svg:viewBox="0 0 1136 771" draw:points="0,771 419,354 1136,0 700,431">
            <text:p/>
          </draw:polygon>
          <draw:polygon draw:style-name="gr2" draw:layer="layout" svg:width="1.135cm" svg:height="0.77cm" svg:x="2.13cm" svg:y="0.307cm" svg:viewBox="0 0 1136 771" draw:points="0,771 419,354 1136,0 700,431">
            <text:p/>
          </draw:polygon>
          <draw:polygon draw:style-name="gr3" draw:layer="layout" svg:width="0.7cm" svg:height="0.447cm" svg:x="2.13cm" svg:y="0.738cm" svg:viewBox="0 0 701 448" draw:points="0,339 0,448 701,108 701,0">
            <text:p/>
          </draw:polygon>
          <draw:polygon draw:style-name="gr2" draw:layer="layout" svg:width="0.7cm" svg:height="0.447cm" svg:x="2.13cm" svg:y="0.738cm" svg:viewBox="0 0 701 448" draw:points="0,339 0,448 701,108 701,0">
            <text:p/>
          </draw:polygon>
          <draw:polygon draw:style-name="gr7" draw:layer="layout" svg:width="0.435cm" svg:height="0.539cm" svg:x="2.83cm" svg:y="0.307cm" svg:viewBox="0 0 436 540" draw:points="436,0 436,108 0,540 0,431">
            <text:p/>
          </draw:polygon>
          <draw:polygon draw:style-name="gr2" draw:layer="layout" svg:width="0.435cm" svg:height="0.539cm" svg:x="2.83cm" svg:y="0.307cm" svg:viewBox="0 0 436 540" draw:points="436,0 436,108 0,540 0,431">
            <text:p/>
          </draw:polygon>
          <draw:polygon draw:style-name="gr8" draw:layer="layout" svg:width="0.357cm" svg:height="0.446cm" svg:x="2.162cm" svg:y="0.554cm" svg:viewBox="0 0 358 447" draw:points="0,338 0,447 358,107 358,0">
            <text:p/>
          </draw:polygon>
          <draw:polygon draw:style-name="gr9" draw:layer="layout" svg:width="0.357cm" svg:height="0.446cm" svg:x="2.162cm" svg:y="0.554cm" svg:viewBox="0 0 358 447" draw:points="0,338 0,447 358,107 358,0">
            <text:p/>
          </draw:polygon>
          <draw:polygon draw:style-name="gr10" draw:layer="layout" svg:width="0.824cm" svg:height="0.599cm" svg:x="2.162cm" svg:y="0.339cm" svg:viewBox="0 0 825 600" draw:points="0,600 0,569 264,307 761,61 825,0 793,76 575,292">
            <text:p/>
          </draw:polygon>
          <draw:polygon draw:style-name="gr11" draw:layer="layout" svg:width="0.824cm" svg:height="0.599cm" svg:x="2.162cm" svg:y="0.339cm" svg:viewBox="0 0 825 600" draw:points="0,600 0,569 264,307 761,61 825,0 793,76 575,292">
            <text:p/>
          </draw:polygon>
          <draw:polyline draw:style-name="gr9" draw:layer="layout" svg:width="0.357cm" svg:height="0.446cm" svg:x="2.162cm" svg:y="0.554cm" svg:viewBox="0 0 358 447" draw:points="358,0 0,338 0,447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rinter</dc:title>
    <meta:creation-date>2011-02-07T16:42:09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